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8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62.69mm"/>
    </style:style>
    <style:style style:name="co5" style:family="table-column">
      <style:table-column-properties fo:break-before="auto" style:column-width="17.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0.76mm" fo:break-before="auto" style:use-optimal-row-height="fals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nmember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 style:data-style-name="N10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d4d4d" style:direction="ltr" fo:padding="0.71mm" style:rotation-angle="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wrap" fo:border-left="0.74pt solid #4d4d4d" style:direction="ltr" fo:padding="0.71mm" fo:border-right="0.74pt solid #4d4d4d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140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wrap" fo:border-left="0.74pt solid #4d4d4d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fo:padding="0.71mm"/>
    </style:style>
    <style:style style:name="ce72" style:family="table-cell" style:parent-style-name="Default">
      <style:table-cell-properties style:cell-protect="none" style:print-content="true" fo:padding="0.71mm"/>
    </style:style>
    <style:style style:name="ce18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33" table:default-cell-style-name="ce18"/>
        <table:table-column table:style-name="co5" table:number-columns-repeated="787" table:default-cell-style-name="Default"/>
        <table:table-row table:style-name="ro1" table:visibility="collapse">
          <table:table-cell table:style-name="ce31" office:value-type="string" calcext:value-type="string">
            <text:p>[onshow.dates;ope=tbs:num]</text:p>
          </table:table-cell>
          <table:table-cell table:style-name="ce55"/>
          <table:table-cell table:style-name="ce61" office:value-type="string" calcext:value-type="string">
            <text:p>[onshow.date1;ope=tbs:date]</text:p>
          </table:table-cell>
          <table:table-cell table:style-name="ce66" office:value-type="string" calcext:value-type="string">
            <text:p>[onshow.date2;ope=tbs:date]</text:p>
          </table:table-cell>
          <table:table-cell table:style-name="Default" table:number-columns-repeated="233"/>
          <table:table-cell table:number-columns-repeated="787"/>
        </table:table-row>
        <table:table-header-rows>
          <table:table-row table:style-name="ro1">
            <table:table-cell table:style-name="ce51" office:value-type="string" calcext:value-type="string">
              <text:p>[onshow.date1;ope=tbs:date]</text:p>
            </table:table-cell>
            <table:table-cell table:style-name="ce56" office:value-type="string" calcext:value-type="string">
              <text:p>Status</text:p>
            </table:table-cell>
            <table:table-cell table:style-name="ce62" office:value-type="string" calcext:value-type="string">
              <text:p>Present</text:p>
            </table:table-cell>
            <table:table-cell table:style-name="ce62" office:value-type="string" calcext:value-type="string">
              <text:p>Members</text:p>
            </table:table-cell>
            <table:table-cell table:style-name="ce71" table:number-columns-repeated="999"/>
            <table:table-cell table:number-columns-repeated="21"/>
          </table:table-row>
        </table:table-header-rows>
        <table:table-row table:style-name="ro2">
          <table:table-cell table:style-name="ce3" table:formula="of:=CONCATENATE(IF(INDIRECT(&quot;B&quot;&amp;ROW())=&quot;Current&quot;;T(ORG.OPENOFFICE.STYLE(&quot;member&quot;));T(ORG.OPENOFFICE.STYLE(&quot;nonmember&quot;)));&quot;[family.family_name;block=tbs:row]&quot;)" office:value-type="string" office:string-value="[family.family_name;block=tbs:row]" calcext:value-type="string">
            <text:p>[family.family_name;block=tbs:row]</text:p>
          </table:table-cell>
          <table:table-cell table:style-name="ce7" office:value-type="string" calcext:value-type="string">
            <text:p>[family.status]</text:p>
          </table:table-cell>
          <table:table-cell table:style-name="ce12" office:value-type="string" calcext:value-type="string">
            <text:p>[family.selected_firstnames]</text:p>
          </table:table-cell>
          <table:table-cell table:style-name="ce15" office:value-type="string" calcext:value-type="string">
            <text:p>[family.members]</text:p>
          </table:table-cell>
          <table:table-cell table:style-name="ce72" table:number-columns-repeated="999"/>
          <table:table-cell table:number-columns-repeated="21"/>
        </table:table-row>
        <table:table-row table:style-name="ro1" table:number-rows-repeated="10">
          <table:table-cell/>
          <table:table-cell table:style-name="ce8"/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9">
      <number:month number:style="long" number:textual="true"/>
      <number:text> - </number:text>
      <number:year number:style="long"/>
    </number:date-style>
    <number:date-style style:name="N140">
      <number:day/>
      <number:text> </number:text>
      <number:month number:textual="true"/>
    </number:date-style>
    <number:number-style style:name="N143P0" style:volatile="true">
      <number:text>✔ </number:text>
    </number:number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number-style style:name="N144">
      <number:number number:decimal-places="0" loext:min-decimal-places="0" number:min-integer-digits="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ember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background-color="transparent" fo:wrap-option="no-wrap" fo:border-left="0.74pt solid #4d4d4d" style:direction="ltr" fo:padding="0.71mm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onmember" style:family="table-cell" style:parent-style-name="member">
      <style:table-cell-properties fo:border-bottom="0.74pt dotted #4d4d4d" style:text-align-source="fix" style:repeat-content="false" fo:border-left="0.74pt solid #4d4d4d" fo:border-right="none" style:shrink-to-fit="true" fo:border-top="none" style:vertical-align="top" loext:vertical-justify="auto"/>
      <style:paragraph-properties fo:text-align="start" css3t:text-justify="auto"/>
      <style:text-properties fo:font-style="normal" style:font-style-asian="normal" style:font-style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6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9mm" style:shadow="none"/>
      </style:header-style>
      <style:footer-style>
        <style:header-footer-properties fo:min-height="7.5mm" fo:margin-left="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11:53:46.78449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  <style:master-page style:name="PageStyle_5f_Report" style:display-name="PageStyle_Report" style:page-layout-name="Mpm4">
      <style:header>
        <text:p><text:span text:style-name="MT1">[onshow.system_name]</text:span></text:p>
        <text:p><text:span text:style-name="MT1">[onshow.group1]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tion</meta:initial-creator>
    <meta:creation-date>2017-09-30T09:08:32</meta:creation-date>
    <dc:date>2018-01-15T12:22:06.944069667</dc:date>
    <meta:print-date>2017-11-28T10:55:52</meta:print-date>
    <meta:generator>LibreOffice/5.4.4.2$Linux_X86_64 LibreOffice_project/40m0$Build-2</meta:generator>
    <meta:editing-duration>PT5H10M55S</meta:editing-duration>
    <meta:editing-cycles>41</meta:editing-cycles>
    <meta:document-statistic meta:table-count="1" meta:cell-count="11" meta:object-count="0"/>
  </office:meta>
</office:document-meta>
</file>